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52c6" officeooo:paragraph-rsid="001452c6" style:font-size-asian="15pt" style:font-size-complex="15pt"/>
    </style:style>
    <style:style style:name="P2" style:family="paragraph" style:parent-style-name="Standard">
      <style:text-properties fo:font-size="14pt" officeooo:rsid="001452c6" officeooo:paragraph-rsid="00158076" style:font-size-asian="12.25pt" style:font-size-complex="14pt"/>
    </style:style>
    <style:style style:name="P3" style:family="paragraph" style:parent-style-name="Standard">
      <style:text-properties fo:font-size="14pt" officeooo:rsid="00158076" officeooo:paragraph-rsid="00158076" style:font-size-asian="12.25pt" style:font-size-complex="14pt"/>
    </style:style>
    <style:style style:name="P4" style:family="paragraph" style:parent-style-name="Standard">
      <style:text-properties fo:font-size="14pt" fo:font-weight="normal" officeooo:rsid="001452c6" officeooo:paragraph-rsid="00158076" style:font-size-asian="12.25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580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807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MANUAL DE DESENVOLVIMENTO DE PROJETO</text:span></text:p>
      <text:p text:style-name="P1"><text:span text:style-name="T1"/></text:p>
      <text:p text:style-name="P1"><text:span text:style-name="T1"/></text:p>
      <text:p text:style-name="P4"><text:s/><text:span text:style-name="T2">Propósito do documento</text:span></text:p>
      <text:p text:style-name="P2"><text:span text:style-name="T3"><text:tab/>- </text:span><text:span text:style-name="T4">servir de guia</text:span></text:p>
      <text:p text:style-name="P2"/>
      <text:p text:style-name="P3">Equipe</text:p>
      <text:p text:style-name="P3"><text:tab/>- Andrey</text:p>
      <text:p text:style-name="P3"><text:tab/>- …<text:tab/></text:p>
      <text:p text:style-name="P3"><text:tab/>- …<text:tab/></text:p>
      <text:p text:style-name="P3"/>
      <text:p text:style-name="P3">Padrões</text:p>
      <text:p text:style-name="P3"><text:tab/>- Definição de padrões</text:p>
      <text:p text:style-name="P3"/>
      <text:p text:style-name="P3">Cronograma:</text:p>
      <text:p text:style-name="P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6:56.516000000</meta:creation-date>
    <dc:date>2022-06-01T11:10:51.976000000</dc:date>
    <meta:editing-duration>PT3M46S</meta:editing-duration>
    <meta:editing-cycles>1</meta:editing-cycles>
    <meta:document-statistic meta:table-count="0" meta:image-count="0" meta:object-count="0" meta:page-count="1" meta:paragraph-count="11" meta:word-count="25" meta:character-count="145" meta:non-whitespace-character-count="119"/>
    <meta:generator>LibreOffice/7.2.2.2$Windows_X86_64 LibreOffice_project/02b2acce88a210515b4a5bb2e46cbfb63fe97d56</meta:generator>
  </office:meta>
</office:document-meta>
</file>